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</style:style>
    <style:style style:name="P8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 fo:background-color="#eeeeee">
        <style:tab-stops>
          <style:tab-stop style:position="0.794cm"/>
        </style:tab-stops>
        <style:background-image/>
      </style:paragraph-properties>
    </style:style>
    <style:style style:name="P11" style:family="paragraph" style:parent-style-name="Standard">
      <style:paragraph-properties fo:margin-left="1.251cm" fo:margin-right="0cm" fo:text-indent="0cm" style:auto-text-indent="false" fo:background-color="#eeeeee">
        <style:tab-stops>
          <style:tab-stop style:position="0.676cm"/>
        </style:tab-stops>
        <style:background-image/>
      </style:paragraph-properties>
    </style:style>
    <style:style style:name="P12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</style:style>
    <style:style style:name="P14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left="1.251cm" fo:margin-right="0cm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 fo:background-color="#ff6600">
        <style:background-image/>
      </style:paragraph-properties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indent="0cm" style:auto-text-indent="false" fo:background-color="#eeeeee">
        <style:background-image/>
      </style:paragraph-properties>
      <style:text-properties fo:font-weight="normal" style:font-weight-asian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 fo:break-before="page"/>
      <style:text-properties fo:font-weight="normal" style:font-weight-asian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 fo:break-before="page" fo:background-color="#ff6600">
        <style:background-image/>
      </style:paragraph-properties>
      <style:text-properties fo:font-weight="bold" style:font-weight-asian="bold" style:font-weight-complex="bold"/>
    </style:style>
    <style:style style:name="P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25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  <style:text-properties fo:font-weight="normal" fo:background-color="#ffff00" style:font-weight-asian="normal" style:font-weight-complex="normal"/>
    </style:style>
    <style:style style:name="P27" style:family="paragraph" style:parent-style-name="Standard">
      <style:paragraph-properties fo:background-color="#ffff99">
        <style:background-image/>
      </style:paragraph-properties>
      <style:text-properties fo:font-weight="bold" style:font-weight-asian="bold" style:font-weight-complex="bold"/>
    </style:style>
    <style:style style:name="P28" style:family="paragraph" style:parent-style-name="Standard">
      <style:paragraph-properties fo:background-color="#ff6600">
        <style:background-image/>
      </style:paragraph-properties>
      <style:text-properties fo:font-weight="bold" style:font-weight-asian="bold" style:font-weight-complex="bold"/>
    </style:style>
    <style:style style:name="P29" style:family="paragraph" style:parent-style-name="Standard">
      <style:paragraph-properties fo:background-color="#eeeeee">
        <style:background-image/>
      </style:paragraph-properties>
    </style:style>
    <style:style style:name="P30" style:family="paragraph" style:parent-style-name="Standard">
      <style:paragraph-properties fo:background-color="#eeeeee">
        <style:background-image/>
      </style:paragraph-properties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page" fo:background-color="#ff6600">
        <style:background-image/>
      </style:paragraph-properties>
      <style:text-properties fo:font-weight="bold" style:font-weight-asian="bold" style:font-weight-complex="bold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Standard">
      <style:paragraph-properties fo:background-color="#dddddd">
        <style:background-image/>
      </style:paragraph-properties>
    </style:style>
    <style:style style:name="P34" style:family="paragraph" style:parent-style-name="Standard">
      <style:paragraph-properties fo:margin-left="0cm" fo:margin-right="0cm" fo:text-indent="0cm" style:auto-text-indent="false" fo:background-color="#dddddd">
        <style:background-image/>
      </style:paragraph-properties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background-color="#dddddd">
        <style:background-image/>
      </style:paragraph-properties>
    </style:style>
    <style:style style:name="P36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</style:style>
    <style:style style:name="P37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  <style:text-properties fo:font-weight="bold" style:font-weight-asian="bold" style:font-weight-complex="bold"/>
    </style:style>
    <style:style style:name="P38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cios de middleware para el App</text:p>
      <text:p text:style-name="P1"/>
      <text:p text:style-name="P1"/>
      <text:p text:style-name="Standard"/>
      <text:p text:style-name="P32"/>
      <text:p text:style-name="P28">Servicio universal de localización </text:p>
      <text:p text:style-name="P29">Ubica los servicios de middleware de la aplicación</text:p>
      <text:p text:style-name="P29"/>
      <text:p text:style-name="P30">Script</text:p>
      <text:p text:style-name="P29"><text:tab/>https://</text:p>
      <text:p text:style-name="P29"/>
      <text:p text:style-name="P30">Parámetros</text:p>
      <text:p text:style-name="P29"><text:tab/>origen</text:p>
      <text:p text:style-name="P29"/>
      <text:p text:style-name="P29">Regresa un objeto con la ubicación de los serivcios de middleware de la aplicación</text:p>
      <text:p text:style-name="P29"/>
      <text:p text:style-name="P8">parámetros</text:p>
      <text:p text:style-name="P7">* origen (s,50)</text:p>
      <text:p text:style-name="P7"/>
      <text:p text:style-name="P8">salida</text:p>
      <text:p text:style-name="P7">{</text:p>
      <text:p text:style-name="P7"><text:s text:c="4"/>servicio: bool<text:line-break/> <text:s text:c="3"/>titulo: string,<text:line-break/> <text:s text:c="3"/>mensaje: string,<text:line-break/> <text:s text:c="3"/>tipo: string,<text:line-break/> <text:s text:c="3"/>ruta: string,<text:line-break/> <text:s text:c="3"/>scripts: string,<text:line-break/> <text:s text:c="3"/>contenido: string</text:p>
      <text:p text:style-name="P8">}</text:p>
      <text:p text:style-name="P16"/>
      <text:p text:style-name="P25">Para el caso de numera el valor esperado del parámetro origen será</text:p>
      <text:p text:style-name="P25"/>
      <text:p text:style-name="P25"><text:tab/>numera_qa</text:p>
      <text:p text:style-name="P25"/>
      <text:p text:style-name="P24">Explicación</text:p>
      <text:p text:style-name="P25"/>
      <text:p text:style-name="P25">Servicio. Se usa para determinar si el serivcio está “arriba” en caso de ser false, el app debe evitar su ejecución</text:p>
      <text:p text:style-name="P25"/>
      <text:p text:style-name="P25">Titulo. Es el titulo del mensaje de que debe usarse en caso que el servicio este abajo</text:p>
      <text:p text:style-name="P25"/>
      <text:p text:style-name="P25">Mensaje: Es el mensaje que debe mostrarse en caso de que el servcio este abajo</text:p>
      <text:p text:style-name="P25"/>
      <text:p text:style-name="P25">Tipo: es la IP del servidor de los servicios de middleware</text:p>
      <text:p text:style-name="P25"/>
      <text:p text:style-name="P25">Ruta: Es la ruta base para el contenido <text:s/>y los scripts</text:p>
      <text:p text:style-name="P25"/>
      <text:p text:style-name="P25">Scripts: Determina la ruta final de los screipts</text:p>
      <text:p text:style-name="P25"/>
      <text:p text:style-name="P25">Contenido: Determina la ruta final del contenido gráfico</text:p>
      <text:p text:style-name="P25"/>
      <text:p text:style-name="P24">Ejemplo:</text:p>
      <text:p text:style-name="P25"/>
      <text:p text:style-name="P25"><text:soft-page-break/>{<text:line-break/> <text:s text:c="3"/>"servicio": 1,<text:line-break/> <text:s text:c="3"/>"titulo": "",<text:line-break/> <text:s text:c="3"/>"mensaje": "",<text:line-break/> <text:s text:c="3"/>"tipo": "http://12.120.30.100/",<text:line-break/> <text:s text:c="3"/>"ruta": "numera/",<text:line-break/> <text:s text:c="3"/>"scripts": "middleware/app/",<text:line-break/> <text:s text:c="3"/>"contenido": "contenido/"<text:line-break/>}</text:p>
      <text:p text:style-name="P25"/>
      <text:p text:style-name="P25">En este caso el servicio esta “arriba”</text:p>
      <text:p text:style-name="P25"/>
      <text:p text:style-name="P25">La ruta de acceso a los scripts sera:</text:p>
      <text:p text:style-name="P25"/>
      <text:p text:style-name="P26">tipo + ruta + scripts = http://12.120.30.100/numera/middleware/app/</text:p>
      <text:p text:style-name="P25"/>
      <text:p text:style-name="P25"/>
      <text:p text:style-name="P32"/>
      <text:p text:style-name="P28">Valida datos generales</text:p>
      <text:p text:style-name="Standard">Valida que ciertos datos no puedan ser duplicados</text:p>
      <text:p text:style-name="Standard"/>
      <text:p text:style-name="P2">Script</text:p>
      <text:p text:style-name="Standard"><text:tab/>valida.php</text:p>
      <text:p text:style-name="Standard"/>
      <text:p text:style-name="P2">Operaciones</text:p>
      <text:p text:style-name="Standard"><text:tab/>correo</text:p>
      <text:p text:style-name="Standard"><text:tab/>telefono</text:p>
      <text:p text:style-name="Standard"/>
      <text:p text:style-name="P27">correo</text:p>
      <text:p text:style-name="P29">Valida que el correo no se duplique. Debe ejecutarse en el evento “blur” del campo del correo y mostrar si el campo es válido. La validación incluye formato y la no existencia previa.</text:p>
      <text:p text:style-name="P29"/>
      <text:p text:style-name="P8">llamado</text:p>
      <text:p text:style-name="P7">valida.php?operacion=correo</text:p>
      <text:p text:style-name="P7"/>
      <text:p text:style-name="P8">parámetros</text:p>
      <text:p text:style-name="P7">* correo (s,50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 { value: 'valid'/'invalid' }</text:p>
      <text:p text:style-name="P7">}</text:p>
      <text:p text:style-name="Standard"/>
      <text:p text:style-name="Standard"/>
      <text:p text:style-name="P27">telefono</text:p>
      <text:p text:style-name="P29">Valida que el teléfono no se duplique. Debe ejecutarse en el evento “blur” del campo del teléfono y mostrar si el campo es válido. La validación incluye formato (solo números) y la no existencia previa</text:p>
      <text:p text:style-name="P29"/>
      <text:p text:style-name="P8">llamado</text:p>
      <text:p text:style-name="P7">valida.php?operacion=telefono</text:p>
      <text:p text:style-name="P7"/>
      <text:p text:style-name="P8">parámetros</text:p>
      <text:p text:style-name="P7">* telefono (s,20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 { value: 'valid'/'invalid' }</text:p>
      <text:p text:style-name="P7">}</text:p>
      <text:p text:style-name="Standard"/>
      <text:p text:style-name="Standard"/>
      <text:p text:style-name="Standard"><text:soft-page-break/></text:p>
      <text:p text:style-name="P28">Device</text:p>
      <text:p text:style-name="Standard">Servicios a dispositivos móviles</text:p>
      <text:p text:style-name="Standard"/>
      <text:p text:style-name="P2">Script</text:p>
      <text:p text:style-name="Standard"><text:tab/>device.php</text:p>
      <text:p text:style-name="Standard"/>
      <text:p text:style-name="P2">Operaciones</text:p>
      <text:p text:style-name="Standard"><text:tab/>registra</text:p>
      <text:p text:style-name="Standard"><text:tab/>existe</text:p>
      <text:p text:style-name="Standard"/>
      <text:p text:style-name="Standard"/>
      <text:p text:style-name="P27">registra</text:p>
      <text:p text:style-name="P29">Registra un nuevo dispositivo</text:p>
      <text:p text:style-name="P29"/>
      <text:p text:style-name="P8">llamado</text:p>
      <text:p text:style-name="P7">device.php?operacion=registra</text:p>
      <text:p text:style-name="P7"/>
      <text:p text:style-name="P8">parámetros</text:p>
      <text:p text:style-name="P10">*<text:tab/>marca <text:s/>-- &gt; brand (s,50)</text:p>
      <text:p text:style-name="P10">*<text:tab/>modelo -- &gt; model (s,50)</text:p>
      <text:p text:style-name="P10"><text:tab/>tipo -- &gt; deivce (s,50)</text:p>
      <text:p text:style-name="P10"><text:tab/>so [ios / android] <text:s/>(s,50)</text:p>
      <text:p text:style-name="P10"><text:tab/>version --&gt; version (s,50)</text:p>
      <text:p text:style-name="P10"><text:tab/>idioma (s,50)</text:p>
      <text:p text:style-name="P10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 value: string(20) }</text:p>
      <text:p text:style-name="P9">}</text:p>
      <text:p text:style-name="P9"/>
      <text:p text:style-name="P6"/>
      <text:p text:style-name="P6"/>
      <text:p text:style-name="Standard"/>
      <text:p text:style-name="P27">existe</text:p>
      <text:p text:style-name="P29">Veifica si un dispositivo existe en base a su id</text:p>
      <text:p text:style-name="P29"/>
      <text:p text:style-name="P8">llamado</text:p>
      <text:p text:style-name="P7">device.php?operacion=existe</text:p>
      <text:p text:style-name="P7"/>
      <text:p text:style-name="P8">parámetros</text:p>
      <text:p text:style-name="P7">* id (i,20)</text:p>
      <text:p text:style-name="P7"/>
      <text:p text:style-name="P8">salida</text:p>
      <text:p text:style-name="P7">{</text:p>
      <text:p text:style-name="P7"><text:tab/>success: boleano,</text:p>
      <text:p text:style-name="P7"><text:soft-page-break/><text:tab/>error: numerico,</text:p>
      <text:p text:style-name="P7"><text:tab/>errorinfo: string,</text:p>
      <text:p text:style-name="P7"><text:tab/>data: { value: boleano }</text:p>
      <text:p text:style-name="P7">}</text:p>
      <text:p text:style-name="P18"/>
      <text:p text:style-name="P18"/>
      <text:p text:style-name="P18"/>
      <text:p text:style-name="P21"/>
      <text:p text:style-name="P28">Login</text:p>
      <text:p text:style-name="P29">Permite acceder al app. En el retorno, las variables boleanas, informan si es necesario sincronizar la información</text:p>
      <text:p text:style-name="P29"/>
      <text:p text:style-name="P30">Script</text:p>
      <text:p text:style-name="P29"><text:tab/>login.php</text:p>
      <text:p text:style-name="P29"/>
      <text:p text:style-name="P30">Operaciones</text:p>
      <text:p text:style-name="P29"><text:tab/>Ninguna, se llama directamente</text:p>
      <text:p text:style-name="P29"/>
      <text:p text:style-name="P8">llamado</text:p>
      <text:p text:style-name="P7">login.php</text:p>
      <text:p text:style-name="P7"/>
      <text:p text:style-name="P8">parámetros</text:p>
      <text:p text:style-name="P7">usuario</text:p>
      <text:p text:style-name="P7">password</text:p>
      <text:p text:style-name="P7">device – ( El deviceId asignado a ese dispositivo )</text:p>
      <text:p text:style-name="P7">clave <text:s/>- (opcional – Clave de empresa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{</text:p>
      <text:p text:style-name="P7"><text:tab/><text:tab/>id: string(30),</text:p>
      <text:p text:style-name="P7"><text:tab/><text:tab/>sincDefiniciones: bool,</text:p>
      <text:p text:style-name="P7"><text:tab/><text:tab/>sincInterpretaciones: bool,</text:p>
      <text:p text:style-name="P7"><text:tab/><text:tab/>sincAspectos: bool,</text:p>
      <text:p text:style-name="P7"><text:tab/><text:tab/>sincTemas: bool,</text:p>
      <text:p text:style-name="P7"><text:tab/><text:tab/>sincActividades: bool,</text:p>
      <text:p text:style-name="P7"><text:tab/><text:tab/>sincSemanticaPersonal: bool,</text:p>
      <text:p text:style-name="P7"><text:tab/><text:tab/>sincSemanticaUniversal: bool,</text:p>
      <text:p text:style-name="P7"><text:tab/><text:tab/>sincPersonal: bool,</text:p>
      <text:p text:style-name="P7"><text:tab/><text:tab/>sincContactos: bool,</text:p>
      <text:p text:style-name="P7"><text:tab/><text:tab/>sincGrupos: bool,</text:p>
      <text:p text:style-name="P7"><text:tab/><text:tab/>sincEntidades: bool,</text:p>
      <text:p text:style-name="P7"><text:tab/><text:tab/>estatusPago: char(1)</text:p>
      <text:p text:style-name="P7"><text:tab/>}</text:p>
      <text:p text:style-name="P7">}</text:p>
      <text:p text:style-name="P20"/>
      <text:p text:style-name="P18"/>
      <text:p text:style-name="P18"/>
      <text:p text:style-name="P18"/>
      <text:p text:style-name="P31">sesion</text:p>
      <text:p text:style-name="P29">Permite acceder al app con una sesión previa. En el retorno, las variables boleanas, informan si es necesario sincronizar la información</text:p>
      <text:p text:style-name="P29"/>
      <text:p text:style-name="P30">Script</text:p>
      <text:p text:style-name="P29"><text:tab/>sesion.php</text:p>
      <text:p text:style-name="P29"/>
      <text:p text:style-name="P30">Operaciones</text:p>
      <text:p text:style-name="P29"><text:tab/>Ninguna, se llama directamente</text:p>
      <text:p text:style-name="P29"/>
      <text:p text:style-name="P8">llamado</text:p>
      <text:p text:style-name="P7">login.php</text:p>
      <text:p text:style-name="P7"/>
      <text:p text:style-name="P8">parámetros</text:p>
      <text:p text:style-name="P7">sesion</text:p>
      <text:p text:style-name="P7">device – ( El deviceId asignado a ese dispositivo 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{</text:p>
      <text:p text:style-name="P7"><text:tab/><text:tab/>id: string(30),</text:p>
      <text:p text:style-name="P7"><text:tab/><text:tab/>sincDefiniciones: bool,</text:p>
      <text:p text:style-name="P7"><text:tab/><text:tab/>sincInterpretaciones: bool,</text:p>
      <text:p text:style-name="P7"><text:tab/><text:tab/>sincAspectos: bool,</text:p>
      <text:p text:style-name="P7"><text:tab/><text:tab/>sincTemas: bool,</text:p>
      <text:p text:style-name="P7"><text:tab/><text:tab/>sincActividades: bool,</text:p>
      <text:p text:style-name="P7"><text:tab/><text:tab/>sincSemanticaPersonal: bool,</text:p>
      <text:p text:style-name="P7"><text:tab/><text:tab/>sincSemanticaUniversal: bool,</text:p>
      <text:p text:style-name="P7"><text:tab/><text:tab/>sincPersonal: bool,</text:p>
      <text:p text:style-name="P7"><text:tab/><text:tab/>sincContactos: bool,</text:p>
      <text:p text:style-name="P7"><text:tab/><text:tab/>sincGrupos: bool,</text:p>
      <text:p text:style-name="P7"><text:tab/><text:tab/>sincEntidades: bool,</text:p>
      <text:p text:style-name="P7"><text:tab/><text:tab/>estatusPago: char(1)</text:p>
      <text:p text:style-name="P7"><text:tab/>}</text:p>
      <text:p text:style-name="P9">}</text:p>
      <text:p text:style-name="P21"/>
      <text:p text:style-name="P28">Socio</text:p>
      <text:p text:style-name="Standard">Servicios al socio</text:p>
      <text:p text:style-name="Standard"/>
      <text:p text:style-name="P2">Script</text:p>
      <text:p text:style-name="Standard"><text:tab/>socio.php</text:p>
      <text:p text:style-name="Standard"/>
      <text:p text:style-name="P2">Operaciones</text:p>
      <text:p text:style-name="Standard"><text:tab/>registra</text:p>
      <text:p text:style-name="Standard"><text:tab/>existe</text:p>
      <text:p text:style-name="P3"/>
      <text:p text:style-name="P4"/>
      <text:p text:style-name="P27">registra</text:p>
      <text:p text:style-name="P29">Autoregistro de un socio</text:p>
      <text:p text:style-name="P29"/>
      <text:p text:style-name="P8">llamado</text:p>
      <text:p text:style-name="P7">socio.php?operacion=registra</text:p>
      <text:p text:style-name="P7"/>
      <text:p text:style-name="P8">parámetros</text:p>
      <text:p text:style-name="P11">*<text:tab/>deviceId <text:s/>(i,20)</text:p>
      <text:p text:style-name="P11">*<text:tab/>correo (s,50)</text:p>
      <text:p text:style-name="P11">*<text:tab/>password (s,10)</text:p>
      <text:p text:style-name="P11">*<text:tab/>primernombre <text:s/>(s,50)</text:p>
      <text:p text:style-name="P11"><text:tab/>segundonombre <text:s/>(s,50)</text:p>
      <text:p text:style-name="P11">*<text:tab/>apellidopaterno <text:s/>(s,50)</text:p>
      <text:p text:style-name="P11"><text:tab/>apellidomaterno (s,50)</text:p>
      <text:p text:style-name="P11">*<text:tab/>genero ('m' | 'f' )</text:p>
      <text:p text:style-name="P11">*<text:tab/>fechanacimiento (s, 'yyyy-mm-dd' )</text:p>
      <text:p text:style-name="P11"><text:tab/>numeromovil <text:s/>(s,20) Solo números</text:p>
      <text:p text:style-name="P7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</text:p>
      <text:p text:style-name="P9"><text:tab/><text:tab/> <text:s text:c="2"/>"socio":{</text:p>
      <text:p text:style-name="P9"><text:tab/><text:tab/><text:tab/>"a":3,</text:p>
      <text:p text:style-name="P9"><text:tab/><text:tab/><text:tab/>"b":2,</text:p>
      <text:p text:style-name="P9"><text:tab/><text:tab/><text:tab/>"c":6,</text:p>
      <text:p text:style-name="P9"><text:tab/><text:tab/><text:tab/>"d":11,</text:p>
      <text:p text:style-name="P9"><text:tab/><text:tab/><text:tab/>"e":5,</text:p>
      <text:p text:style-name="P9"><text:tab/><text:tab/><text:tab/>"f":8,</text:p>
      <text:p text:style-name="P9"><text:tab/><text:tab/><text:tab/>"g":4,</text:p>
      <text:p text:style-name="P9"><text:tab/><text:tab/><text:tab/>"h":9,</text:p>
      <text:p text:style-name="P9"><text:tab/><text:tab/><text:tab/>"i":8,</text:p>
      <text:p text:style-name="P9"><text:tab/><text:tab/><text:tab/>"j":2,</text:p>
      <text:p text:style-name="P9"><text:tab/><text:tab/><text:tab/>"k":1,</text:p>
      <text:p text:style-name="P9"><text:tab/><text:tab/><text:tab/>"l":4,</text:p>
      <text:p text:style-name="P9"><text:soft-page-break/><text:tab/><text:tab/><text:tab/>"m":3,</text:p>
      <text:p text:style-name="P9"><text:tab/><text:tab/><text:tab/>"n":3,</text:p>
      <text:p text:style-name="P9"><text:tab/><text:tab/><text:tab/>"o":8,</text:p>
      <text:p text:style-name="P9"><text:tab/><text:tab/><text:tab/>"p":1,</text:p>
      <text:p text:style-name="P9"><text:tab/><text:tab/><text:tab/>"q":4,</text:p>
      <text:p text:style-name="P9"><text:tab/><text:tab/><text:tab/>"r":7,</text:p>
      <text:p text:style-name="P9"><text:tab/><text:tab/><text:tab/>"s":11,</text:p>
      <text:p text:style-name="P9"><text:tab/><text:tab/><text:tab/>"t":0,</text:p>
      <text:p text:style-name="P9"><text:tab/><text:tab/><text:tab/>"w1":0,</text:p>
      <text:p text:style-name="P9"><text:tab/><text:tab/><text:tab/>"w2":0,</text:p>
      <text:p text:style-name="P9"><text:tab/><text:tab/><text:tab/>"w3":0,</text:p>
      <text:p text:style-name="P9"><text:tab/><text:tab/><text:tab/>"x":4,</text:p>
      <text:p text:style-name="P9"><text:tab/><text:tab/><text:tab/>"y":8,</text:p>
      <text:p text:style-name="P9"><text:tab/><text:tab/><text:tab/>"z":0,</text:p>
      <text:p text:style-name="P9"><text:tab/><text:tab/><text:tab/>"pi1":0,</text:p>
      <text:p text:style-name="P9"><text:tab/><text:tab/><text:tab/>"pi2":0,</text:p>
      <text:p text:style-name="P9"><text:tab/><text:tab/><text:tab/>"pi3":0,</text:p>
      <text:p text:style-name="P9"><text:tab/><text:tab/><text:tab/>"pi4":0</text:p>
      <text:p text:style-name="P9"><text:tab/><text:tab/><text:tab/>"poder":7,</text:p>
      <text:p text:style-name="P9"><text:tab/><text:tab/><text:tab/>"numero":22,</text:p>
      <text:p text:style-name="P9"><text:tab/><text:tab/><text:tab/>"expresion":3</text:p>
      <text:p text:style-name="P9"><text:tab/><text:tab/><text:tab/>“sid”: (string 30)</text:p>
      <text:p text:style-name="P9"><text:tab/><text:tab/><text:tab/>}</text:p>
      <text:p text:style-name="P9"><text:tab/><text:tab/>}</text:p>
      <text:p text:style-name="P6"/>
      <text:p text:style-name="P6"/>
      <text:p text:style-name="P18"/>
      <text:p text:style-name="P18"/>
      <text:p text:style-name="P28">Carga</text:p>
      <text:p text:style-name="Standard">Carga de catálogos</text:p>
      <text:p text:style-name="Standard"/>
      <text:p text:style-name="P2">Script</text:p>
      <text:p text:style-name="Standard"><text:tab/>carga.php</text:p>
      <text:p text:style-name="Standard"/>
      <text:p text:style-name="P2">Operaciones</text:p>
      <text:p text:style-name="Standard"><text:tab/>alldef</text:p>
      <text:p text:style-name="Standard"><text:tab/>allint</text:p>
      <text:p text:style-name="Standard"><text:tab/>allasp</text:p>
      <text:p text:style-name="Standard"><text:tab/>alltem</text:p>
      <text:p text:style-name="Standard"><text:tab/>allact</text:p>
      <text:p text:style-name="Standard"><text:tab/>allene</text:p>
      <text:p text:style-name="Standard"><text:tab/>alluni</text:p>
      <text:p text:style-name="P3"/>
      <text:p text:style-name="P27">alldef</text:p>
      <text:p text:style-name="P33">Regresa todas las definiciones del sistema</text:p>
      <text:p text:style-name="P33"/>
      <text:p text:style-name="P14">llamado</text:p>
      <text:p text:style-name="P13">carga.php?operacion=alldef</text:p>
      <text:p text:style-name="P13"/>
      <text:p text:style-name="P14"><text:soft-page-break/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string(6)</text:p>
      <text:p text:style-name="P13"><text:tab/><text:tab/><text:tab/>padreId: string(6)</text:p>
      <text:p text:style-name="P13"><text:tab/><text:tab/><text:tab/>perspectva: string</text:p>
      <text:p text:style-name="P13"><text:tab/><text:tab/><text:tab/>nombre: string</text:p>
      <text:p text:style-name="P13"><text:tab/><text:tab/><text:tab/>definicion: string</text:p>
      <text:p text:style-name="P13"><text:tab/><text:tab/>}</text:p>
      <text:p text:style-name="P13"><text:tab/> <text:s text:c="5"/>]</text:p>
      <text:p text:style-name="P13"><text:tab/>}</text:p>
      <text:p text:style-name="P15">}</text:p>
      <text:p text:style-name="P6"/>
      <text:p text:style-name="P18"/>
      <text:p text:style-name="P27">allint</text:p>
      <text:p text:style-name="P33">Regresa todas las interpretaciones del sistema</text:p>
      <text:p text:style-name="P33"/>
      <text:p text:style-name="P14">llamado</text:p>
      <text:p text:style-name="P13">carga.php?operacion=allint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string(10)</text:p>
      <text:p text:style-name="P13"><text:tab/><text:tab/><text:tab/>perspectva: string</text:p>
      <text:p text:style-name="P13"><text:tab/><text:tab/><text:tab/>nombre: string</text:p>
      <text:p text:style-name="P13"><text:tab/><text:tab/><text:tab/>caracter: char(1)</text:p>
      <text:p text:style-name="P13"><text:tab/><text:tab/><text:tab/>titulo: string,</text:p>
      <text:p text:style-name="P13"><text:tab/><text:tab/><text:tab/>interpretacion: string</text:p>
      <text:p text:style-name="P13"><text:tab/><text:tab/>}</text:p>
      <text:p text:style-name="P13"><text:tab/> <text:s text:c="5"/>]</text:p>
      <text:p text:style-name="P13"><text:soft-page-break/>}</text:p>
      <text:p text:style-name="P4"/>
      <text:p text:style-name="P4"/>
      <text:p text:style-name="P27">allasp</text:p>
      <text:p text:style-name="P33">Regresa todos los aspectos de vida con su numerolo ponderado</text:p>
      <text:p text:style-name="P33"/>
      <text:p text:style-name="P14">llamado</text:p>
      <text:p text:style-name="P13">carga.php?operacion=allasp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int</text:p>
      <text:p text:style-name="P13"><text:tab/><text:tab/><text:tab/>iconoId: string ?? (aún no esta definido su uso)</text:p>
      <text:p text:style-name="P13"><text:tab/><text:tab/><text:tab/>nombre: string</text:p>
      <text:p text:style-name="P13"><text:tab/><text:tab/><text:tab/>definicion: string</text:p>
      <text:p text:style-name="P13"><text:tab/><text:tab/><text:tab/>n1: int</text:p>
      <text:p text:style-name="P13"><text:tab/><text:tab/><text:tab/>n2: int</text:p>
      <text:p text:style-name="P13"><text:tab/><text:tab/><text:tab/>n3: int</text:p>
      <text:p text:style-name="P13"><text:tab/><text:tab/><text:tab/>n4: int</text:p>
      <text:p text:style-name="P13"><text:tab/><text:tab/><text:tab/>n5: int</text:p>
      <text:p text:style-name="P13"><text:tab/><text:tab/><text:tab/>n6: int</text:p>
      <text:p text:style-name="P13"><text:tab/><text:tab/><text:tab/>n7: int</text:p>
      <text:p text:style-name="P13"><text:tab/><text:tab/><text:tab/>n8: int</text:p>
      <text:p text:style-name="P13"><text:tab/><text:tab/><text:tab/>n8: int</text:p>
      <text:p text:style-name="P13"><text:tab/><text:tab/><text:tab/>n11: int</text:p>
      <text:p text:style-name="P13"><text:tab/><text:tab/><text:tab/>n22: int</text:p>
      <text:p text:style-name="P13"><text:tab/><text:tab/>}</text:p>
      <text:p text:style-name="P13"><text:tab/> <text:s text:c="5"/>]</text:p>
      <text:p text:style-name="P13">}</text:p>
      <text:p text:style-name="P4"/>
      <text:p text:style-name="P17"/>
      <text:p text:style-name="P27">alltem</text:p>
      <text:p text:style-name="P33">Regresa todos los temas de todos los aspectos de vida con su numerolo ponderado</text:p>
      <text:p text:style-name="P33"/>
      <text:p text:style-name="P14">llamado</text:p>
      <text:p text:style-name="P13">carga.php?operacion=alltem</text:p>
      <text:p text:style-name="P13"/>
      <text:p text:style-name="P14">parámetros</text:p>
      <text:p text:style-name="P13">* device (s,20)</text:p>
      <text:p text:style-name="P13"><text:soft-page-break/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int</text:p>
      <text:p text:style-name="P13"><text:tab/><text:tab/><text:tab/>aspectoId: int</text:p>
      <text:p text:style-name="P13"><text:tab/><text:tab/><text:tab/>iconoId: string ?? (aún no esta definido su uso)</text:p>
      <text:p text:style-name="P13"><text:tab/><text:tab/><text:tab/>nombre: string</text:p>
      <text:p text:style-name="P13"><text:tab/><text:tab/><text:tab/>definicion: string</text:p>
      <text:p text:style-name="P13"><text:tab/><text:tab/><text:tab/>n1: int</text:p>
      <text:p text:style-name="P13"><text:tab/><text:tab/><text:tab/>n2: int</text:p>
      <text:p text:style-name="P13"><text:tab/><text:tab/><text:tab/>n3: int</text:p>
      <text:p text:style-name="P13"><text:tab/><text:tab/><text:tab/>n4: int</text:p>
      <text:p text:style-name="P13"><text:tab/><text:tab/><text:tab/>n5: int</text:p>
      <text:p text:style-name="P13"><text:tab/><text:tab/><text:tab/>n6: int</text:p>
      <text:p text:style-name="P13"><text:tab/><text:tab/><text:tab/>n7: int</text:p>
      <text:p text:style-name="P13"><text:tab/><text:tab/><text:tab/>n8: int</text:p>
      <text:p text:style-name="P13"><text:tab/><text:tab/><text:tab/>n8: int</text:p>
      <text:p text:style-name="P13"><text:tab/><text:tab/><text:tab/>n11: int</text:p>
      <text:p text:style-name="P13"><text:tab/><text:tab/><text:tab/>n22: int</text:p>
      <text:p text:style-name="P13"><text:tab/><text:tab/>}</text:p>
      <text:p text:style-name="P13"><text:tab/> <text:s text:c="5"/>]</text:p>
      <text:p text:style-name="P13"><text:tab/>}</text:p>
      <text:p text:style-name="P4"/>
      <text:p text:style-name="P4"/>
      <text:p text:style-name="P27">allact</text:p>
      <text:p text:style-name="P33">Regresa todas las actividades de todos los temas de todos los aspectos de vida con su numerolo ponderado</text:p>
      <text:p text:style-name="P33"/>
      <text:p text:style-name="P14">llamado</text:p>
      <text:p text:style-name="P13">carga.php?operacion=allact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soft-page-break/><text:tab/><text:tab/>{</text:p>
      <text:p text:style-name="P13"><text:tab/><text:tab/><text:tab/>id: int</text:p>
      <text:p text:style-name="P13"><text:tab/><text:tab/><text:tab/>temaId: int</text:p>
      <text:p text:style-name="P13"><text:tab/><text:tab/><text:tab/>iconoId: string ?? (aún no esta definido su uso)</text:p>
      <text:p text:style-name="P13"><text:tab/><text:tab/><text:tab/>nombre: string</text:p>
      <text:p text:style-name="P13"><text:tab/><text:tab/><text:tab/>definicion: string</text:p>
      <text:p text:style-name="P13"><text:tab/><text:tab/><text:tab/>n1: int</text:p>
      <text:p text:style-name="P13"><text:tab/><text:tab/><text:tab/>n2: int</text:p>
      <text:p text:style-name="P13"><text:tab/><text:tab/><text:tab/>n3: int</text:p>
      <text:p text:style-name="P13"><text:tab/><text:tab/><text:tab/>n4: int</text:p>
      <text:p text:style-name="P13"><text:tab/><text:tab/><text:tab/>n5: int</text:p>
      <text:p text:style-name="P13"><text:tab/><text:tab/><text:tab/>n6: int</text:p>
      <text:p text:style-name="P13"><text:tab/><text:tab/><text:tab/>n7: int</text:p>
      <text:p text:style-name="P13"><text:tab/><text:tab/><text:tab/>n8: int</text:p>
      <text:p text:style-name="P13"><text:tab/><text:tab/><text:tab/>n8: int</text:p>
      <text:p text:style-name="P13"><text:tab/><text:tab/><text:tab/>n11: int</text:p>
      <text:p text:style-name="P13"><text:tab/><text:tab/><text:tab/>n22: int</text:p>
      <text:p text:style-name="P13"><text:tab/><text:tab/>}</text:p>
      <text:p text:style-name="P13"><text:tab/> <text:s text:c="5"/>]</text:p>
      <text:p text:style-name="P15">}</text:p>
      <text:p text:style-name="P12"/>
      <text:p text:style-name="P12"/>
      <text:p text:style-name="P27">allene</text:p>
      <text:p text:style-name="P33">Regresa todas las energias personales</text:p>
      <text:p text:style-name="P33"/>
      <text:p text:style-name="P14">llamado</text:p>
      <text:p text:style-name="P13">carga.php?operacion=allene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string(10)</text:p>
      <text:p text:style-name="P13"><text:tab/><text:tab/><text:tab/>perspectva: string</text:p>
      <text:p text:style-name="P13"><text:tab/><text:tab/><text:tab/>tiempo: string</text:p>
      <text:p text:style-name="P13"><text:tab/><text:tab/><text:tab/>numerolo: char(1)</text:p>
      <text:p text:style-name="P13"><text:tab/><text:tab/><text:tab/>energia: string</text:p>
      <text:p text:style-name="P13"><text:tab/><text:tab/><text:tab/>recomendacion: string,</text:p>
      <text:p text:style-name="P13"><text:tab/><text:tab/><text:tab/>mensaje: string</text:p>
      <text:p text:style-name="P13"><text:tab/><text:tab/><text:tab/>amistad: bool <text:span text:style-name="T2">&lt;-- detrermina si esta energia aplica para esta categoria</text:span></text:p>
      <text:p text:style-name="P13"><text:tab/><text:tab/><text:tab/>esparcimiento: bool</text:p>
      <text:p text:style-name="P13"><text:soft-page-break/><text:tab/><text:tab/><text:tab/>familia: bool</text:p>
      <text:p text:style-name="P13"><text:tab/><text:tab/><text:tab/>profesional: bool</text:p>
      <text:p text:style-name="P13"><text:tab/><text:tab/><text:tab/>romance: bool</text:p>
      <text:p text:style-name="P13"><text:tab/><text:tab/><text:tab/>sociedad: bool</text:p>
      <text:p text:style-name="P13"><text:tab/><text:tab/><text:tab/>trabajo: boll</text:p>
      <text:p text:style-name="P13"><text:tab/><text:tab/>}</text:p>
      <text:p text:style-name="P13"><text:tab/> <text:s text:c="5"/>]</text:p>
      <text:p text:style-name="P15">}</text:p>
      <text:p text:style-name="P12"/>
      <text:p text:style-name="P12"/>
      <text:p text:style-name="P27">alluni</text:p>
      <text:p text:style-name="P33">Regresa todas las energias universales</text:p>
      <text:p text:style-name="P33"/>
      <text:p text:style-name="P14">llamado</text:p>
      <text:p text:style-name="P13">carga.php?operacion=alluni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string(10)</text:p>
      <text:p text:style-name="P13"><text:tab/><text:tab/><text:tab/>perspectva: string</text:p>
      <text:p text:style-name="P13"><text:tab/><text:tab/><text:tab/>tiempo: string</text:p>
      <text:p text:style-name="P13"><text:tab/><text:tab/><text:tab/>numerolo: char(1)</text:p>
      <text:p text:style-name="P13"><text:tab/><text:tab/><text:tab/>matiz: string</text:p>
      <text:p text:style-name="P13"><text:tab/><text:tab/><text:tab/>precuacion: string,</text:p>
      <text:p text:style-name="P13"><text:tab/><text:tab/><text:tab/>conclusion: string</text:p>
      <text:p text:style-name="P13"><text:tab/><text:tab/><text:tab/>amistad: bool <text:span text:style-name="T2">&lt;-- detrermina si esta energia aplica para esta categoria</text:span></text:p>
      <text:p text:style-name="P13"><text:tab/><text:tab/><text:tab/>esparcimiento: bool</text:p>
      <text:p text:style-name="P13"><text:tab/><text:tab/><text:tab/>familia: bool</text:p>
      <text:p text:style-name="P13"><text:tab/><text:tab/><text:tab/>profesional: bool</text:p>
      <text:p text:style-name="P13"><text:tab/><text:tab/><text:tab/>romance: bool</text:p>
      <text:p text:style-name="P13"><text:tab/><text:tab/><text:tab/>sociedad: bool</text:p>
      <text:p text:style-name="P13"><text:tab/><text:tab/><text:tab/>trabajo: boll</text:p>
      <text:p text:style-name="P13"><text:tab/><text:tab/>}</text:p>
      <text:p text:style-name="P13"><text:tab/> <text:s text:c="5"/>]</text:p>
      <text:p text:style-name="P15">}</text:p>
      <text:p text:style-name="P22">Confirmación de carga exitosa</text:p>
      <text:p text:style-name="Standard">Comfirma que la carga de datos fue existosa. Esto es necesario para actualizar el última fecha de actualización del dispositivo</text:p>
      <text:p text:style-name="Standard"/>
      <text:p text:style-name="P2">Script</text:p>
      <text:p text:style-name="Standard"><text:tab/>confirma.php</text:p>
      <text:p text:style-name="Standard"/>
      <text:p text:style-name="P2">Operaciones</text:p>
      <text:p text:style-name="Standard"><text:tab/>exidef</text:p>
      <text:p text:style-name="Standard"><text:tab/>exiint</text:p>
      <text:p text:style-name="Standard"><text:tab/>exiasp</text:p>
      <text:p text:style-name="Standard"><text:tab/>exitem</text:p>
      <text:p text:style-name="Standard"><text:tab/>exiact</text:p>
      <text:p text:style-name="Standard"><text:tab/>exiene</text:p>
      <text:p text:style-name="P23"><text:tab/>exiuni</text:p>
      <text:p text:style-name="P23"/>
      <text:p text:style-name="P23"/>
      <text:p text:style-name="P27">exidef </text:p>
      <text:p text:style-name="P33">Confirma que la carga de las definiciones fue exitosa</text:p>
      <text:p text:style-name="P33"/>
      <text:p text:style-name="P14">llamado</text:p>
      <text:p text:style-name="P13">confirma.php?operacion=exidef</text:p>
      <text:p text:style-name="P13"/>
      <text:p text:style-name="P14">parámetros</text:p>
      <text:p text:style-name="P13">device</text:p>
      <text:p text:style-name="P13">sesion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 value: bool }</text:p>
      <text:p text:style-name="P15">}</text:p>
      <text:p text:style-name="P15"/>
      <text:p text:style-name="P34">El llamado y el retorno es igual para todoas las operaciones</text:p>
      <text:p text:style-name="P21"/>
      <text:p text:style-name="P19">Confirma correo</text:p>
      <text:p text:style-name="P18">El sistema enviará un correo con un código de 4 digitos (numérico) para confirmar el correo. Por este servicio se alimentará el código para la verificación</text:p>
      <text:p text:style-name="P18"/>
      <text:p text:style-name="P2">Script</text:p>
      <text:p text:style-name="Standard"><text:tab/>confirmacorreo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5">llamado</text:p>
      <text:p text:style-name="P4">confirmacorreo.php</text:p>
      <text:p text:style-name="P4"/>
      <text:p text:style-name="P5">parámetros</text:p>
      <text:p text:style-name="P4">sesion,</text:p>
      <text:p text:style-name="P4">codigo</text:p>
      <text:p text:style-name="P4"/>
      <text:p text:style-name="P5">salida</text:p>
      <text:p text:style-name="P4">{</text:p>
      <text:p text:style-name="P4"><text:tab/>success: boleano,</text:p>
      <text:p text:style-name="P4"><text:tab/>confirmacion: boleano,</text:p>
      <text:p text:style-name="P4"><text:tab/>error: numerico,</text:p>
      <text:p text:style-name="P4"><text:tab/>errorinfo: string</text:p>
      <text:p text:style-name="P6">}</text:p>
      <text:p text:style-name="P6"/>
      <text:p text:style-name="P18"/>
      <text:p text:style-name="P21"/>
      <text:p text:style-name="P19">Confirma telefono</text:p>
      <text:p text:style-name="P18">El sistema enviará un sms con un código de 4 digitos (numérico) para verificar el numero de telefono. Por este servicio se alimentará el código para la verificación</text:p>
      <text:p text:style-name="P18"/>
      <text:p text:style-name="P2">Script</text:p>
      <text:p text:style-name="Standard"><text:tab/>confirmatelefono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5">llamado</text:p>
      <text:p text:style-name="P4">confirmatelefono.php</text:p>
      <text:p text:style-name="P4"/>
      <text:p text:style-name="P5">parámetros</text:p>
      <text:p text:style-name="P4">sesion,</text:p>
      <text:p text:style-name="P4">codigo</text:p>
      <text:p text:style-name="P4"/>
      <text:p text:style-name="P5">salida</text:p>
      <text:p text:style-name="P4">{</text:p>
      <text:p text:style-name="P4"><text:tab/>success: boleano,</text:p>
      <text:p text:style-name="P4"><text:tab/>confirmacion: boleano,</text:p>
      <text:p text:style-name="P4"><text:tab/>error: numerico,</text:p>
      <text:p text:style-name="P4"><text:tab/>errorinfo: string</text:p>
      <text:p text:style-name="P4"/>
      <text:p text:style-name="P6">}</text:p>
      <text:p text:style-name="P6"/>
      <text:p text:style-name="P6"/>
      <text:p text:style-name="Standard"/>
      <text:p text:style-name="Standard"/>
      <text:p text:style-name="Standard"/>
      <text:p text:style-name="P32"/>
      <text:p text:style-name="P28">Datos del titular</text:p>
      <text:p text:style-name="Standard">Cambia datos generales del titular</text:p>
      <text:p text:style-name="Standard"/>
      <text:p text:style-name="P2">Script</text:p>
      <text:p text:style-name="Standard"><text:tab/>titular.php</text:p>
      <text:p text:style-name="Standard"/>
      <text:p text:style-name="P2">Operaciones</text:p>
      <text:p text:style-name="Standard"><text:tab/>nombre</text:p>
      <text:p text:style-name="Standard"><text:tab/>fechanacimiento</text:p>
      <text:p text:style-name="Standard"><text:tab/>correo</text:p>
      <text:p text:style-name="Standard"><text:tab/>telefono</text:p>
      <text:p text:style-name="Standard"><text:tab/>password</text:p>
      <text:p text:style-name="Standard"><text:tab/>setphoto</text:p>
      <text:p text:style-name="Standard"><text:tab/>delphoto</text:p>
      <text:p text:style-name="Standard"/>
      <text:p text:style-name="Standard"/>
      <text:p text:style-name="P27">nombre</text:p>
      <text:p text:style-name="Standard">Cambia el nomrbe del titular y calcula la numerología del nombre</text:p>
      <text:p text:style-name="Standard"/>
      <text:p text:style-name="P5">llamado</text:p>
      <text:p text:style-name="P4">titular.php?operacion=<text:span text:style-name="T1">nombre</text:span></text:p>
      <text:p text:style-name="P4"/>
      <text:p text:style-name="P5">parámetros</text:p>
      <text:p text:style-name="P6">sesion,</text:p>
      <text:p text:style-name="P4">primernombre,</text:p>
      <text:p text:style-name="P4">segundonombre,</text:p>
      <text:p text:style-name="P4">apellidopaterno,</text:p>
      <text:p text:style-name="P4">apellidomaterno</text:p>
      <text:p text:style-name="P4"/>
      <text:p text:style-name="P5">salida</text:p>
      <text:p text:style-name="P4">{</text:p>
      <text:p text:style-name="P4"><text:tab/>success: boleano,</text:p>
      <text:p text:style-name="P4"><text:tab/>error: numerico,</text:p>
      <text:p text:style-name="P4"><text:tab/>errorinfo: string,</text:p>
      <text:p text:style-name="P4"><text:tab/><text:span text:style-name="T1">podernombre: {objeto}</text:span></text:p>
      <text:p text:style-name="P4">}</text:p>
      <text:p text:style-name="Standard"/>
      <text:p text:style-name="Standard"/>
      <text:p text:style-name="P27">fechanacimiento</text:p>
      <text:p text:style-name="Standard">Cambia la fecha de nacimeinto del titualr y regenera el pináculo</text:p>
      <text:p text:style-name="Standard"/>
      <text:p text:style-name="P5">llamado</text:p>
      <text:p text:style-name="P4">titular.php?operacion=fechanacimiento</text:p>
      <text:p text:style-name="P4"/>
      <text:p text:style-name="P5">parámetros</text:p>
      <text:p text:style-name="P6">sesion,</text:p>
      <text:p text:style-name="P4">fechanacimiento</text:p>
      <text:p text:style-name="P4"/>
      <text:p text:style-name="P5"><text:soft-page-break/>salida</text:p>
      <text:p text:style-name="P4">{</text:p>
      <text:p text:style-name="P4"><text:tab/>success: boleano,</text:p>
      <text:p text:style-name="P4"><text:tab/>error: numerico,</text:p>
      <text:p text:style-name="P4"><text:tab/>errorinfo: string,</text:p>
      <text:p text:style-name="P4"><text:tab/>pinaculo<text:span text:style-name="T1">: {objeto}</text:span></text:p>
      <text:p text:style-name="P4">}</text:p>
      <text:p text:style-name="Standard"/>
      <text:p text:style-name="Standard"/>
      <text:p text:style-name="P27">correo</text:p>
      <text:p text:style-name="Standard">Cambia el correo del titular. El correo debe confirmarse </text:p>
      <text:p text:style-name="Standard"/>
      <text:p text:style-name="P5">llamado</text:p>
      <text:p text:style-name="P4">titular.php?operacion=correo</text:p>
      <text:p text:style-name="P4"/>
      <text:p text:style-name="P5">parámetros</text:p>
      <text:p text:style-name="P6">sesion,</text:p>
      <text:p text:style-name="P4">corre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codigovalidacion: string</text:p>
      <text:p text:style-name="P6">}</text:p>
      <text:p text:style-name="Standard"/>
      <text:p text:style-name="Standard"/>
      <text:p text:style-name="P27">telefono</text:p>
      <text:p text:style-name="Standard">Cambia el telefono del titular. El telefono debe confirmarse </text:p>
      <text:p text:style-name="Standard"/>
      <text:p text:style-name="P5">llamado</text:p>
      <text:p text:style-name="P4">titular.php?operacion=telefono</text:p>
      <text:p text:style-name="P4"/>
      <text:p text:style-name="P5">parámetros</text:p>
      <text:p text:style-name="P6">sesion,</text:p>
      <text:p text:style-name="P4">telefon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codigovalidacion: string</text:p>
      <text:p text:style-name="P6">}</text:p>
      <text:p text:style-name="Standard"/>
      <text:p text:style-name="Standard"/>
      <text:p text:style-name="P27">password</text:p>
      <text:p text:style-name="Standard">Cambia el password del titular. Se validará la clave actual </text:p>
      <text:p text:style-name="Standard"><text:soft-page-break/></text:p>
      <text:p text:style-name="P5">llamado</text:p>
      <text:p text:style-name="P4">titular.php?operacion= password</text:p>
      <text:p text:style-name="P4"/>
      <text:p text:style-name="P5">parámetros</text:p>
      <text:p text:style-name="P6">sesion,</text:p>
      <text:p text:style-name="P4">actual,</text:p>
      <text:p text:style-name="P4">nuev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P6"/>
      <text:p text:style-name="P6"/>
      <text:p text:style-name="P27">setphoto</text:p>
      <text:p text:style-name="Standard">Cambia la foto del titular</text:p>
      <text:p text:style-name="Standard"/>
      <text:p text:style-name="P5">llamado</text:p>
      <text:p text:style-name="P4">titular.php?operacion=setpohoto</text:p>
      <text:p text:style-name="P4"/>
      <text:p text:style-name="P5">parámetros</text:p>
      <text:p text:style-name="P6">sesion,</text:p>
      <text:p text:style-name="P4">pho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file: sring</text:p>
      <text:p text:style-name="P6">}</text:p>
      <text:p text:style-name="P6"/>
      <text:p text:style-name="P6"/>
      <text:p text:style-name="P27">delphoto</text:p>
      <text:p text:style-name="Standard">Borr la foto del titular</text:p>
      <text:p text:style-name="Standard"/>
      <text:p text:style-name="P5">llamado</text:p>
      <text:p text:style-name="P4">titular.php?operacion=delphoto</text:p>
      <text:p text:style-name="P4"/>
      <text:p text:style-name="P5">parámetros</text:p>
      <text:p text:style-name="P6">sesion</text:p>
      <text:p text:style-name="P6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soft-page-break/><text:tab/>errorinfo: string</text:p>
      <text:p text:style-name="P6">}</text:p>
      <text:p text:style-name="P6"/>
      <text:p text:style-name="Standard"/>
      <text:p text:style-name="Standard"/>
      <text:p text:style-name="Standard"/>
      <text:p text:style-name="P28">Contacto</text:p>
      <text:p text:style-name="Standard">Administración de contactos</text:p>
      <text:p text:style-name="Standard"/>
      <text:p text:style-name="P2">Script</text:p>
      <text:p text:style-name="Standard"><text:tab/>contacto.php</text:p>
      <text:p text:style-name="Standard"/>
      <text:p text:style-name="P2">Operaciones</text:p>
      <text:p text:style-name="Standard"><text:tab/>add</text:p>
      <text:p text:style-name="Standard"><text:tab/>edit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27">add</text:p>
      <text:p text:style-name="Standard">Agrega un contacto</text:p>
      <text:p text:style-name="Standard"/>
      <text:p text:style-name="P5">llamado</text:p>
      <text:p text:style-name="P4">contacto.php?operacion=add</text:p>
      <text:p text:style-name="P4"/>
      <text:p text:style-name="P5">parámetros</text:p>
      <text:p text:style-name="P6">sesion,</text:p>
      <text:p text:style-name="P4">primernombre,</text:p>
      <text:p text:style-name="P4">segundonombre,</text:p>
      <text:p text:style-name="P4">apellidopaterno,</text:p>
      <text:p text:style-name="P4">apellidomaterno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id: entero,</text:p>
      <text:p text:style-name="P6"><text:tab/>pináculo: {datos del pináculo}</text:p>
      <text:p text:style-name="P6"><text:tab/>nombre: {datos del nombre}</text:p>
      <text:p text:style-name="P6">}</text:p>
      <text:p text:style-name="P6"/>
      <text:p text:style-name="P6"/>
      <text:p text:style-name="P27">del</text:p>
      <text:p text:style-name="Standard">Elimina un contacto</text:p>
      <text:p text:style-name="Standard"/>
      <text:p text:style-name="P5"><text:soft-page-break/>llamado</text:p>
      <text:p text:style-name="P4">contacto.php?operacion=del</text:p>
      <text:p text:style-name="P4"/>
      <text:p text:style-name="P5">parámetros</text:p>
      <text:p text:style-name="P6">sesion,</text:p>
      <text:p text:style-name="P4">id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Standard"/>
      <text:p text:style-name="Standard"/>
      <text:p text:style-name="P27">update</text:p>
      <text:p text:style-name="Standard">Actualiza datos de un contacto</text:p>
      <text:p text:style-name="Standard"/>
      <text:p text:style-name="P5">llamado</text:p>
      <text:p text:style-name="P4">contacto.php?operacion=update</text:p>
      <text:p text:style-name="P4"/>
      <text:p text:style-name="P5">parámetros</text:p>
      <text:p text:style-name="P6">sesion,</text:p>
      <text:p text:style-name="P6">id,</text:p>
      <text:p text:style-name="P4">primernombre,</text:p>
      <text:p text:style-name="P4">segundonombre,</text:p>
      <text:p text:style-name="P4">apellidopaterno,</text:p>
      <text:p text:style-name="P4">apellidomaterno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pináculo: {datos del pináculo}</text:p>
      <text:p text:style-name="P6"><text:tab/>nombre: {datos del nombre}</text:p>
      <text:p text:style-name="P6">}</text:p>
      <text:p text:style-name="Standard"/>
      <text:p text:style-name="P6"/>
      <text:p text:style-name="P27">setphoto</text:p>
      <text:p text:style-name="Standard">Cambia la foto del contacto</text:p>
      <text:p text:style-name="Standard"/>
      <text:p text:style-name="P5">llamado</text:p>
      <text:p text:style-name="P4">contacto.php?operacion=setpohoto</text:p>
      <text:p text:style-name="P4"/>
      <text:p text:style-name="P5">parámetros</text:p>
      <text:p text:style-name="P6">sesion,</text:p>
      <text:p text:style-name="P6">id,</text:p>
      <text:p text:style-name="P4"><text:soft-page-break/>pho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file: sring</text:p>
      <text:p text:style-name="P6">}</text:p>
      <text:p text:style-name="P6"/>
      <text:p text:style-name="P6"/>
      <text:p text:style-name="P27">delphoto</text:p>
      <text:p text:style-name="Standard">Borr la foto del contacto</text:p>
      <text:p text:style-name="Standard"/>
      <text:p text:style-name="P5">llamado</text:p>
      <text:p text:style-name="P4">titular.php?operacion=delphoto</text:p>
      <text:p text:style-name="P4"/>
      <text:p text:style-name="P5">parámetros</text:p>
      <text:p text:style-name="P6">sesion,</text:p>
      <text:p text:style-name="P6">id</text:p>
      <text:p text:style-name="P6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P6"/>
      <text:p text:style-name="Standard"/>
      <text:p text:style-name="Standard"/>
      <text:p text:style-name="P32"/>
      <text:p text:style-name="P28">Grupos</text:p>
      <text:p text:style-name="Standard">Administración de grupos de contactos</text:p>
      <text:p text:style-name="Standard"/>
      <text:p text:style-name="Standard"/>
      <text:p text:style-name="P2">Script</text:p>
      <text:p text:style-name="Standard"><text:tab/>grupo.php</text:p>
      <text:p text:style-name="Standard"/>
      <text:p text:style-name="P2">Operaciones</text:p>
      <text:p text:style-name="Standard"><text:tab/>add</text:p>
      <text:p text:style-name="Standard"><text:tab/>edit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27">add</text:p>
      <text:p text:style-name="Standard">Agrega un grupo</text:p>
      <text:p text:style-name="Standard"/>
      <text:p text:style-name="P5">llamado</text:p>
      <text:p text:style-name="P4">grupo.php?operacion=add</text:p>
      <text:p text:style-name="P4"/>
      <text:p text:style-name="P5">parámetros</text:p>
      <text:p text:style-name="P6">sesion,</text:p>
      <text:p text:style-name="P4">nombre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id: entero,</text:p>
      <text:p text:style-name="P6"><text:tab/>pináculo: {datos del pináculo}</text:p>
      <text:p text:style-name="P6"><text:tab/>nombre: {datos del nombre}</text:p>
      <text:p text:style-name="P6">}</text:p>
      <text:p text:style-name="P6"/>
      <text:p text:style-name="P6"/>
      <text:p text:style-name="P27">del</text:p>
      <text:p text:style-name="Standard">Elimina un grupo</text:p>
      <text:p text:style-name="Standard"/>
      <text:p text:style-name="P5">llamado</text:p>
      <text:p text:style-name="P4">grupo.php?operacion=del</text:p>
      <text:p text:style-name="P4"/>
      <text:p text:style-name="P5">parámetros</text:p>
      <text:p text:style-name="P6">sesion,</text:p>
      <text:p text:style-name="P4">id</text:p>
      <text:p text:style-name="P4"/>
      <text:p text:style-name="P5"><text:soft-page-break/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Standard"/>
      <text:p text:style-name="Standard"/>
      <text:p text:style-name="P27">update</text:p>
      <text:p text:style-name="Standard">Actualiza datos de un grupo</text:p>
      <text:p text:style-name="Standard"/>
      <text:p text:style-name="P5">llamado</text:p>
      <text:p text:style-name="P4">grupo.php?operacion=update</text:p>
      <text:p text:style-name="P4"/>
      <text:p text:style-name="P5">parámetros</text:p>
      <text:p text:style-name="P6">sesion,</text:p>
      <text:p text:style-name="P6">id,</text:p>
      <text:p text:style-name="P4">nombre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pináculo: {datos del pináculo}</text:p>
      <text:p text:style-name="P6"><text:tab/>nombre: {datos del nombre}</text:p>
      <text:p text:style-name="P6">}</text:p>
      <text:p text:style-name="Standard"/>
      <text:p text:style-name="P6"/>
      <text:p text:style-name="P27">setphoto</text:p>
      <text:p text:style-name="Standard">Cambia la foto del <text:s/>grupo</text:p>
      <text:p text:style-name="Standard"/>
      <text:p text:style-name="P5">llamado</text:p>
      <text:p text:style-name="P4">grupo.php?operacion=setpohoto</text:p>
      <text:p text:style-name="P4"/>
      <text:p text:style-name="P5">parámetros</text:p>
      <text:p text:style-name="P6">sesion,</text:p>
      <text:p text:style-name="P6">id,</text:p>
      <text:p text:style-name="P4">pho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file: sring</text:p>
      <text:p text:style-name="P6">}</text:p>
      <text:p text:style-name="P6"/>
      <text:p text:style-name="P6"><text:soft-page-break/></text:p>
      <text:p text:style-name="P27">delphoto</text:p>
      <text:p text:style-name="Standard">Borr la foto del <text:s/>grupo</text:p>
      <text:p text:style-name="Standard"/>
      <text:p text:style-name="P5">llamado</text:p>
      <text:p text:style-name="P4">grupo.php?operacion=delphoto</text:p>
      <text:p text:style-name="P4"/>
      <text:p text:style-name="P5">parámetros</text:p>
      <text:p text:style-name="P6">sesion,</text:p>
      <text:p text:style-name="P6">id</text:p>
      <text:p text:style-name="P6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P6"/>
      <text:p text:style-name="Standard"/>
      <text:p text:style-name="P32"/>
      <text:p text:style-name="P28">Miembros</text:p>
      <text:p text:style-name="Standard">Administra miembros del grupo</text:p>
      <text:p text:style-name="Standard"/>
      <text:p text:style-name="P2">Script</text:p>
      <text:p text:style-name="Standard"><text:tab/>miembro.php</text:p>
      <text:p text:style-name="Standard"/>
      <text:p text:style-name="P2">Operaciones</text:p>
      <text:p text:style-name="Standard"><text:tab/>add</text:p>
      <text:p text:style-name="Standard"><text:tab/>del</text:p>
      <text:p text:style-name="Standard"/>
      <text:p text:style-name="P27">add</text:p>
      <text:p text:style-name="Standard">Agrega un miembro al grupo</text:p>
      <text:p text:style-name="Standard"/>
      <text:p text:style-name="P5">llamado</text:p>
      <text:p text:style-name="P4">miembro.php?operacion=add</text:p>
      <text:p text:style-name="P4"/>
      <text:p text:style-name="P5">parámetros</text:p>
      <text:p text:style-name="P6">sesion,</text:p>
      <text:p text:style-name="P4">grupoid,</text:p>
      <text:p text:style-name="P4">miembroid,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pináculo: {datos del pináculo}</text:p>
      <text:p text:style-name="P6"><text:tab/>id: numerico </text:p>
      <text:p text:style-name="P6">}</text:p>
      <text:p text:style-name="Standard"/>
      <text:p text:style-name="P27">del</text:p>
      <text:p text:style-name="Standard">Elimina un miembro grupo</text:p>
      <text:p text:style-name="Standard"/>
      <text:p text:style-name="P5">llamado</text:p>
      <text:p text:style-name="P4">miembro.php?operacion=del</text:p>
      <text:p text:style-name="P4"/>
      <text:p text:style-name="P5">parámetros</text:p>
      <text:p text:style-name="P6">sesion,</text:p>
      <text:p text:style-name="P4">id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pináculo: {datos del pináculo}</text:p>
      <text:p text:style-name="P6">}</text:p>
      <text:p text:style-name="Standard"/>
      <text:p text:style-name="Standard"><text:soft-page-break/></text:p>
      <text:p text:style-name="Standard"/>
      <text:p text:style-name="P32"/>
      <text:p text:style-name="P28">Entidades</text:p>
      <text:p text:style-name="Standard">Administración entidades</text:p>
      <text:p text:style-name="Standard"/>
      <text:p text:style-name="Standard"/>
      <text:p text:style-name="P2">Script</text:p>
      <text:p text:style-name="Standard"><text:tab/>entidad.php</text:p>
      <text:p text:style-name="Standard"/>
      <text:p text:style-name="P2">Operaciones</text:p>
      <text:p text:style-name="Standard"><text:tab/>add</text:p>
      <text:p text:style-name="Standard"><text:tab/>edit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27">add</text:p>
      <text:p text:style-name="Standard">Agrega una entidad</text:p>
      <text:p text:style-name="Standard"/>
      <text:p text:style-name="P5">llamado</text:p>
      <text:p text:style-name="P4">entidad.php?operacion=add</text:p>
      <text:p text:style-name="P4"/>
      <text:p text:style-name="P5">parámetros</text:p>
      <text:p text:style-name="P6">sesion,</text:p>
      <text:p text:style-name="P4">nombre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id: entero,</text:p>
      <text:p text:style-name="P6"><text:tab/>pináculo: {datos del pináculo}</text:p>
      <text:p text:style-name="P6"><text:tab/>nombre: {datos del nombre}</text:p>
      <text:p text:style-name="P6">}</text:p>
      <text:p text:style-name="P6"/>
      <text:p text:style-name="P6"/>
      <text:p text:style-name="P27">del</text:p>
      <text:p text:style-name="Standard">Elimina una entidad</text:p>
      <text:p text:style-name="Standard"/>
      <text:p text:style-name="P5">llamado</text:p>
      <text:p text:style-name="P4">grupo.php?operacion=del</text:p>
      <text:p text:style-name="P4"/>
      <text:p text:style-name="P5">parámetros</text:p>
      <text:p text:style-name="P6">sesion,</text:p>
      <text:p text:style-name="P4">id</text:p>
      <text:p text:style-name="P4"/>
      <text:p text:style-name="P5"><text:soft-page-break/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Standard"/>
      <text:p text:style-name="Standard"/>
      <text:p text:style-name="P27">update</text:p>
      <text:p text:style-name="Standard">Actualiza datos de una entidad</text:p>
      <text:p text:style-name="Standard"/>
      <text:p text:style-name="P5">llamado</text:p>
      <text:p text:style-name="P4">entidad.php?operacion=update</text:p>
      <text:p text:style-name="P4"/>
      <text:p text:style-name="P5">parámetros</text:p>
      <text:p text:style-name="P6">sesion,</text:p>
      <text:p text:style-name="P6">id,</text:p>
      <text:p text:style-name="P4">nombre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pináculo: {datos del pináculo}</text:p>
      <text:p text:style-name="P6"><text:tab/>nombre: {datos del nombre}</text:p>
      <text:p text:style-name="P6">}</text:p>
      <text:p text:style-name="Standard"/>
      <text:p text:style-name="P6"/>
      <text:p text:style-name="P27">setphoto</text:p>
      <text:p text:style-name="Standard">Cambia la foto de la entidad</text:p>
      <text:p text:style-name="Standard"/>
      <text:p text:style-name="P5">llamado</text:p>
      <text:p text:style-name="P4">entidad.php?operacion=setpohoto</text:p>
      <text:p text:style-name="P4"/>
      <text:p text:style-name="P5">parámetros</text:p>
      <text:p text:style-name="P6">sesion,</text:p>
      <text:p text:style-name="P6">id,</text:p>
      <text:p text:style-name="P4">pho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file: sring</text:p>
      <text:p text:style-name="P6">}</text:p>
      <text:p text:style-name="P6"/>
      <text:p text:style-name="P6"><text:soft-page-break/></text:p>
      <text:p text:style-name="P27">delphoto</text:p>
      <text:p text:style-name="Standard">Borr la foto de la entidad</text:p>
      <text:p text:style-name="Standard"/>
      <text:p text:style-name="P5">llamado</text:p>
      <text:p text:style-name="P4">entidad.php?operacion=delphoto</text:p>
      <text:p text:style-name="P4"/>
      <text:p text:style-name="P5">parámetros</text:p>
      <text:p text:style-name="P6">sesion,</text:p>
      <text:p text:style-name="P6">id</text:p>
      <text:p text:style-name="P6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Standard"/>
      <text:p text:style-name="Standard"/>
      <text:p text:style-name="P32"/>
      <text:p text:style-name="P28">Sync</text:p>
      <text:p text:style-name="Standard">Sincronización de datos</text:p>
      <text:p text:style-name="Standard"/>
      <text:p text:style-name="P2">Script</text:p>
      <text:p text:style-name="Standard"><text:tab/>sync.php</text:p>
      <text:p text:style-name="Standard"/>
      <text:p text:style-name="P2">Operaciones</text:p>
      <text:p text:style-name="Standard"><text:tab/>personal</text:p>
      <text:p text:style-name="Standard"><text:tab/>contactos</text:p>
      <text:p text:style-name="Standard"/>
      <text:p text:style-name="Standard"/>
      <text:p text:style-name="P27">resetpasswor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Utilerias</text:p>
      <text:p text:style-name="Standard">Funciones de utileria</text:p>
      <text:p text:style-name="Standard"/>
      <text:p text:style-name="P2">Script</text:p>
      <text:p text:style-name="Standard"><text:tab/>utilerias.php</text:p>
      <text:p text:style-name="Standard"/>
      <text:p text:style-name="P2">Operaciones</text:p>
      <text:p text:style-name="Standard"><text:tab/>resetpassword</text:p>
      <text:p text:style-name="Standard"><text:tab/>reminduser</text:p>
      <text:p text:style-name="Standard"/>
      <text:p text:style-name="Standard"/>
      <text:p text:style-name="P27">resetpasswor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Marroquin</meta:initial-creator>
    <meta:creation-date>2019-02-20T12:13:57.16</meta:creation-date>
    <meta:generator>OpenOffice/4.1.6$Win32 OpenOffice.org_project/416m1$Build-9790</meta:generator>
    <dc:date>2019-03-29T13:00:40.50</dc:date>
    <dc:creator>Alejandro Marroquin</dc:creator>
    <meta:editing-duration>P1DT13H31M32S</meta:editing-duration>
    <meta:editing-cycles>20</meta:editing-cycles>
    <meta:document-statistic meta:table-count="0" meta:image-count="0" meta:object-count="0" meta:page-count="33" meta:paragraph-count="950" meta:word-count="2011" meta:character-count="14708"/>
  </office:meta>
</office:document-meta>
</file>